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3cm"/>
    </style:style>
    <style:style style:name="ro1" style:family="table-row">
      <style:table-row-properties style:row-height="2.54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3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Error">
      <style:text-properties style:font-weight-asian="bold" style:font-weight-complex="bold"/>
    </style:style>
    <style:style style:name="ce16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7" style:family="table-cell" style:parent-style-name="Default" style:data-style-name="N4">
      <style:table-cell-properties fo:background-color="transparent"/>
    </style:style>
    <style:style style:name="ce9" style:family="table-cell" style:parent-style-name="Default" style:data-style-name="N0">
      <style:table-cell-properties fo:background-color="transparent"/>
      <style:text-properties style:use-window-font-color="true"/>
      <style:map style:condition="cell-content-is-between(0,10)" style:apply-style-name="Good" style:base-cell-address="Sheet1.B9"/>
    </style:style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style:use-window-font-color="true"/>
      <style:map style:condition="cell-content-is-between(0,10)" style:apply-style-name="Good" style:base-cell-address="Sheet1.B9"/>
    </style:style>
    <style:style style:name="ce23" style:family="table-cell" style:parent-style-name="Default">
      <style:table-cell-properties fo:background-color="transparent"/>
      <style:map style:condition="cell-content-is-between(0,10)" style:apply-style-name="Good" style:base-cell-address="Sheet1.B9"/>
      <style:map style:condition="cell-content-is-between(10,100)" style:apply-style-name="Note" style:base-cell-address="Sheet1.B9"/>
      <style:map style:condition="cell-content-is-between(100,1000)" style:apply-style-name="Bad" style:base-cell-address="Sheet1.B9"/>
      <style:map style:condition="cell-content()&gt;1000" style:apply-style-name="Error" style:base-cell-address="Sheet1.B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6" table:default-cell-style-name="ce3"/>
        <table:table-row table:style-name="ro1">
          <table:table-cell table:style-name="ce2" office:value-type="string" calcext:value-type="string" table:number-columns-spanned="10" table:number-rows-spanned="1">
            <text:p>Mesh quality criteria:</text:p>
            <text:p>each block is treated as a single cell for which non-orthogonality, inner angle and aspect ratio is calculated. Non-ortho and aspect ratio are transcribed from checkMesh directly, inner angle is just the angle between edges at each corner.</text:p>
            <text:p>To obtain a single value that is used for optimization, each of the criteria is first converted to a number with an exponential function, then those numbers are summed up.</text:p>
            <text:p>The idea is that good and acceptable angles/aspect ratios will yield small values but the worse it gets, the faster that number grows.</text:p>
          </table:table-cell>
          <table:covered-table-cell table:number-columns-repeated="9"/>
          <table:table-cell table:number-columns-repeated="1011"/>
        </table:table-row>
        <table:table-row table:style-name="ro2">
          <table:table-cell table:number-columns-repeated="1021"/>
        </table:table-row>
        <table:table-row table:style-name="ro2">
          <table:table-cell table:style-name="ce13" office:value-type="string" calcext:value-type="string">
            <text:p>Non-orthogonality &amp; inner angle</text:p>
          </table:table-cell>
          <table:table-cell table:number-columns-repeated="2"/>
          <table:table-cell table:style-name="ce13" office:value-type="string" calcext:value-type="string">
            <text:p>Aspect ratio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Threshold</text:p>
          </table:table-cell>
          <table:table-cell table:style-name="ce16" office:value-type="float" office:value="65" calcext:value-type="float">
            <text:p>65,00</text:p>
          </table:table-cell>
          <table:table-cell table:style-name="ce14"/>
          <table:table-cell table:style-name="ce14" office:value-type="string" calcext:value-type="string">
            <text:p>base</text:p>
          </table:table-cell>
          <table:table-cell table:style-name="ce16" office:value-type="float" office:value="4" calcext:value-type="float">
            <text:p>4,00</text:p>
          </table:table-cell>
          <table:table-cell table:style-name="ce14" table:number-columns-repeated="1016"/>
        </table:table-row>
        <table:table-row table:style-name="ro2">
          <table:table-cell office:value-type="string" calcext:value-type="string">
            <text:p>n</text:p>
          </table:table-cell>
          <table:table-cell table:style-name="ce17" office:value-type="float" office:value="2" calcext:value-type="float">
            <text:p>2,00</text:p>
          </table:table-cell>
          <table:table-cell/>
          <table:table-cell office:value-type="string" calcext:value-type="string">
            <text:p>exponent</text:p>
          </table:table-cell>
          <table:table-cell table:style-name="ce17" office:value-type="float" office:value="3" calcext:value-type="float">
            <text:p>3,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</text:p>
          </table:table-cell>
          <table:table-cell table:style-name="ce17" office:value-type="float" office:value="10" calcext:value-type="float">
            <text:p>10,00</text:p>
          </table:table-cell>
          <table:table-cell/>
          <table:table-cell office:value-type="string" calcext:value-type="string">
            <text:p>factor</text:p>
          </table:table-cell>
          <table:table-cell table:style-name="ce17" office:value-type="float" office:value="3" calcext:value-type="float">
            <text:p>3,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</text:p>
          </table:table-cell>
          <table:table-cell table:formula="of:=[.B6]/([.B5]*[.B4]^([.B5]-1))" office:value-type="float" office:value="0.0769230769230769" calcext:value-type="float">
            <text:p>0,0769230769230769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Angle</text:p>
          </table:table-cell>
          <table:table-cell table:style-name="ce13" office:value-type="string" calcext:value-type="string">
            <text:p>Quality</text:p>
          </table:table-cell>
          <table:table-cell/>
          <table:table-cell table:style-name="ce13" office:value-type="string" calcext:value-type="string">
            <text:p>Max/Min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Quality</text:p>
          </table:table-cell>
          <table:table-cell/>
          <table:table-cell table:style-name="ce13" office:value-type="string" calcext:value-type="string">
            <text:p>Legend</text:p>
          </table:table-cell>
          <table:table-cell office:value-type="string" calcext:value-type="string">
            <text:p>Min crit</text:p>
          </table:table-cell>
          <table:table-cell office:value-type="string" calcext:value-type="string">
            <text:p>Max crit</text:p>
          </table:table-cell>
          <table:table-cell table:number-columns-repeated="1011"/>
        </table:table-row>
        <table:table-row table:style-name="ro2">
          <table:table-cell table:style-name="Good" office:value-type="float" office:value="0" calcext:value-type="float">
            <text:p>0</text:p>
          </table:table-cell>
          <table:table-cell table:style-name="ce9" table:formula="of:=IF([.A9]&lt;[.$B$4];[.$B$7]*[.A9]^[.$B$5];[.$B$7]*[.$B$4]^[.$B$5]+[.$B$6]*([.A9]-[.$B$4]))" office:value-type="float" office:value="0" calcext:value-type="float">
            <text:p>0</text:p>
          </table:table-cell>
          <table:table-cell/>
          <table:table-cell table:style-name="ce15" office:value-type="float" office:value="10000" calcext:value-type="float">
            <text:p>10000</text:p>
          </table:table-cell>
          <table:table-cell table:style-name="ce19" table:formula="of:=LOG([.D9])" office:value-type="float" office:value="4" calcext:value-type="float">
            <text:p>4</text:p>
          </table:table-cell>
          <table:table-cell table:style-name="ce18" table:formula="of:=[.$E$6]*[.$E$4]^([.E9]*[.$E$5])" office:value-type="float" office:value="50331648" calcext:value-type="float">
            <text:p>50331648</text:p>
          </table:table-cell>
          <table:table-cell/>
          <table:table-cell table:style-name="Good" office:value-type="string" calcext:value-type="string">
            <text:p>Good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Good" office:value-type="float" office:value="5" calcext:value-type="float">
            <text:p>5</text:p>
          </table:table-cell>
          <table:table-cell table:style-name="ce9" table:formula="of:=IF([.A10]&lt;[.$B$4];[.$B$7]*[.A10]^[.$B$5];[.$B$7]*[.$B$4]^[.$B$5]+[.$B$6]*([.A10]-[.$B$4]))" office:value-type="float" office:value="1.92307692307692" calcext:value-type="float">
            <text:p>1,92307692307692</text:p>
          </table:table-cell>
          <table:table-cell/>
          <table:table-cell table:style-name="ce15" office:value-type="float" office:value="1000" calcext:value-type="float">
            <text:p>1000</text:p>
          </table:table-cell>
          <table:table-cell table:style-name="ce19" table:formula="of:=LOG([.D10])" office:value-type="float" office:value="3" calcext:value-type="float">
            <text:p>3</text:p>
          </table:table-cell>
          <table:table-cell table:style-name="ce18" table:formula="of:=[.$E$6]*[.$E$4]^([.E10]*[.$E$5])" office:value-type="float" office:value="786432" calcext:value-type="float">
            <text:p>786432</text:p>
          </table:table-cell>
          <table:table-cell/>
          <table:table-cell table:style-name="Note" office:value-type="string" calcext:value-type="string">
            <text:p>Acceptable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table:style-name="Good" office:value-type="float" office:value="10" calcext:value-type="float">
            <text:p>10</text:p>
          </table:table-cell>
          <table:table-cell table:style-name="ce9" table:formula="of:=IF([.A11]&lt;[.$B$4];[.$B$7]*[.A11]^[.$B$5];[.$B$7]*[.$B$4]^[.$B$5]+[.$B$6]*([.A11]-[.$B$4]))" office:value-type="float" office:value="7.69230769230769" calcext:value-type="float">
            <text:p>7,69230769230769</text:p>
          </table:table-cell>
          <table:table-cell/>
          <table:table-cell table:style-name="Bad" office:value-type="float" office:value="100" calcext:value-type="float">
            <text:p>100</text:p>
          </table:table-cell>
          <table:table-cell table:style-name="ce19" table:formula="of:=LOG([.D11])" office:value-type="float" office:value="2" calcext:value-type="float">
            <text:p>2</text:p>
          </table:table-cell>
          <table:table-cell table:style-name="ce18" table:formula="of:=[.$E$6]*[.$E$4]^([.E11]*[.$E$5])" office:value-type="float" office:value="12288" calcext:value-type="float">
            <text:p>12288</text:p>
          </table:table-cell>
          <table:table-cell/>
          <table:table-cell table:style-name="Bad" office:value-type="string" calcext:value-type="string">
            <text:p>Bad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000" calcext:value-type="float">
            <text:p>1000</text:p>
          </table:table-cell>
          <table:table-cell table:number-columns-repeated="1011"/>
        </table:table-row>
        <table:table-row table:style-name="ro2">
          <table:table-cell table:style-name="Good" office:value-type="float" office:value="15" calcext:value-type="float">
            <text:p>15</text:p>
          </table:table-cell>
          <table:table-cell table:style-name="ce9" table:formula="of:=IF([.A12]&lt;[.$B$4];[.$B$7]*[.A12]^[.$B$5];[.$B$7]*[.$B$4]^[.$B$5]+[.$B$6]*([.A12]-[.$B$4]))" office:value-type="float" office:value="17.3076923076923" calcext:value-type="float">
            <text:p>17,3076923076923</text:p>
          </table:table-cell>
          <table:table-cell/>
          <table:table-cell table:style-name="Note" office:value-type="float" office:value="10" calcext:value-type="float">
            <text:p>10</text:p>
          </table:table-cell>
          <table:table-cell table:style-name="ce19" table:formula="of:=LOG([.D12])" office:value-type="float" office:value="1" calcext:value-type="float">
            <text:p>1</text:p>
          </table:table-cell>
          <table:table-cell table:style-name="ce18" table:formula="of:=[.$E$6]*[.$E$4]^([.E12]*[.$E$5])" office:value-type="float" office:value="192" calcext:value-type="float">
            <text:p>192</text:p>
          </table:table-cell>
          <table:table-cell/>
          <table:table-cell table:style-name="ce15" office:value-type="string" calcext:value-type="string">
            <text:p>Fatal</text:p>
          </table:table-cell>
          <table:table-cell table:style-name="ce23" office:value-type="float" office:value="1000" calcext:value-type="float">
            <text:p>100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Good" office:value-type="float" office:value="20" calcext:value-type="float">
            <text:p>20</text:p>
          </table:table-cell>
          <table:table-cell table:style-name="ce9" table:formula="of:=IF([.A13]&lt;[.$B$4];[.$B$7]*[.A13]^[.$B$5];[.$B$7]*[.$B$4]^[.$B$5]+[.$B$6]*([.A13]-[.$B$4]))" office:value-type="float" office:value="30.7692307692308" calcext:value-type="float">
            <text:p>30,7692307692308</text:p>
          </table:table-cell>
          <table:table-cell/>
          <table:table-cell table:style-name="Good" office:value-type="float" office:value="5" calcext:value-type="float">
            <text:p>5</text:p>
          </table:table-cell>
          <table:table-cell table:style-name="ce19" table:formula="of:=LOG([.D13])" office:value-type="float" office:value="0.698970004336019" calcext:value-type="float">
            <text:p>0,698970004336019</text:p>
          </table:table-cell>
          <table:table-cell table:style-name="ce18" table:formula="of:=[.$E$6]*[.$E$4]^([.E13]*[.$E$5])" office:value-type="float" office:value="54.9018373669334" calcext:value-type="float">
            <text:p>54,9018373669334</text:p>
          </table:table-cell>
          <table:table-cell table:number-columns-repeated="1015"/>
        </table:table-row>
        <table:table-row table:style-name="ro2">
          <table:table-cell table:style-name="Good" office:value-type="float" office:value="25" calcext:value-type="float">
            <text:p>25</text:p>
          </table:table-cell>
          <table:table-cell table:style-name="ce9" table:formula="of:=IF([.A14]&lt;[.$B$4];[.$B$7]*[.A14]^[.$B$5];[.$B$7]*[.$B$4]^[.$B$5]+[.$B$6]*([.A14]-[.$B$4]))" office:value-type="float" office:value="48.0769230769231" calcext:value-type="float">
            <text:p>48,0769230769231</text:p>
          </table:table-cell>
          <table:table-cell/>
          <table:table-cell table:style-name="Good" office:value-type="float" office:value="2" calcext:value-type="float">
            <text:p>2</text:p>
          </table:table-cell>
          <table:table-cell table:style-name="ce19" table:formula="of:=LOG([.D14])" office:value-type="float" office:value="0.301029995663981" calcext:value-type="float">
            <text:p>0,301029995663981</text:p>
          </table:table-cell>
          <table:table-cell table:style-name="ce18" table:formula="of:=[.$E$6]*[.$E$4]^([.E14]*[.$E$5])" office:value-type="float" office:value="10.4914521557873" calcext:value-type="float">
            <text:p>10,4914521557873</text:p>
          </table:table-cell>
          <table:table-cell table:number-columns-repeated="1015"/>
        </table:table-row>
        <table:table-row table:style-name="ro2">
          <table:table-cell table:style-name="Good" office:value-type="float" office:value="30" calcext:value-type="float">
            <text:p>30</text:p>
          </table:table-cell>
          <table:table-cell table:style-name="ce9" table:formula="of:=IF([.A15]&lt;[.$B$4];[.$B$7]*[.A15]^[.$B$5];[.$B$7]*[.$B$4]^[.$B$5]+[.$B$6]*([.A15]-[.$B$4]))" office:value-type="float" office:value="69.2307692307692" calcext:value-type="float">
            <text:p>69,2307692307692</text:p>
          </table:table-cell>
          <table:table-cell/>
          <table:table-cell table:style-name="Good" office:value-type="float" office:value="1" calcext:value-type="float">
            <text:p>1</text:p>
          </table:table-cell>
          <table:table-cell table:style-name="ce19" table:formula="of:=LOG([.D15])" office:value-type="float" office:value="0" calcext:value-type="float">
            <text:p>0</text:p>
          </table:table-cell>
          <table:table-cell table:style-name="ce18" table:formula="of:=[.$E$6]*[.$E$4]^([.E15]*[.$E$5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Good" office:value-type="float" office:value="35" calcext:value-type="float">
            <text:p>35</text:p>
          </table:table-cell>
          <table:table-cell table:style-name="ce9" table:formula="of:=IF([.A16]&lt;[.$B$4];[.$B$7]*[.A16]^[.$B$5];[.$B$7]*[.$B$4]^[.$B$5]+[.$B$6]*([.A16]-[.$B$4]))" office:value-type="float" office:value="94.2307692307692" calcext:value-type="float">
            <text:p>94,2307692307692</text:p>
          </table:table-cell>
          <table:table-cell table:number-columns-repeated="1019"/>
        </table:table-row>
        <table:table-row table:style-name="ro2">
          <table:table-cell table:style-name="Good" office:value-type="float" office:value="40" calcext:value-type="float">
            <text:p>40</text:p>
          </table:table-cell>
          <table:table-cell table:style-name="ce9" table:formula="of:=IF([.A17]&lt;[.$B$4];[.$B$7]*[.A17]^[.$B$5];[.$B$7]*[.$B$4]^[.$B$5]+[.$B$6]*([.A17]-[.$B$4]))" office:value-type="float" office:value="123.076923076923" calcext:value-type="float">
            <text:p>123,076923076923</text:p>
          </table:table-cell>
          <table:table-cell table:number-columns-repeated="1019"/>
        </table:table-row>
        <table:table-row table:style-name="ro2">
          <table:table-cell table:style-name="Note" office:value-type="float" office:value="45" calcext:value-type="float">
            <text:p>45</text:p>
          </table:table-cell>
          <table:table-cell table:style-name="ce9" table:formula="of:=IF([.A18]&lt;[.$B$4];[.$B$7]*[.A18]^[.$B$5];[.$B$7]*[.$B$4]^[.$B$5]+[.$B$6]*([.A18]-[.$B$4]))" office:value-type="float" office:value="155.769230769231" calcext:value-type="float">
            <text:p>155,769230769231</text:p>
          </table:table-cell>
          <table:table-cell table:number-columns-repeated="1019"/>
        </table:table-row>
        <table:table-row table:style-name="ro2">
          <table:table-cell table:style-name="Note" office:value-type="float" office:value="50" calcext:value-type="float">
            <text:p>50</text:p>
          </table:table-cell>
          <table:table-cell table:style-name="ce9" table:formula="of:=IF([.A19]&lt;[.$B$4];[.$B$7]*[.A19]^[.$B$5];[.$B$7]*[.$B$4]^[.$B$5]+[.$B$6]*([.A19]-[.$B$4]))" office:value-type="float" office:value="192.307692307692" calcext:value-type="float">
            <text:p>192,307692307692</text:p>
          </table:table-cell>
          <table:table-cell table:number-columns-repeated="1019"/>
        </table:table-row>
        <table:table-row table:style-name="ro2">
          <table:table-cell table:style-name="Note" office:value-type="float" office:value="55" calcext:value-type="float">
            <text:p>55</text:p>
          </table:table-cell>
          <table:table-cell table:style-name="ce9" table:formula="of:=IF([.A20]&lt;[.$B$4];[.$B$7]*[.A20]^[.$B$5];[.$B$7]*[.$B$4]^[.$B$5]+[.$B$6]*([.A20]-[.$B$4]))" office:value-type="float" office:value="232.692307692308" calcext:value-type="float">
            <text:p>232,692307692308</text:p>
          </table:table-cell>
          <table:table-cell table:number-columns-repeated="1019"/>
        </table:table-row>
        <table:table-row table:style-name="ro2">
          <table:table-cell table:style-name="Note" office:value-type="float" office:value="60" calcext:value-type="float">
            <text:p>60</text:p>
          </table:table-cell>
          <table:table-cell table:style-name="ce9" table:formula="of:=IF([.A21]&lt;[.$B$4];[.$B$7]*[.A21]^[.$B$5];[.$B$7]*[.$B$4]^[.$B$5]+[.$B$6]*([.A21]-[.$B$4]))" office:value-type="float" office:value="276.923076923077" calcext:value-type="float">
            <text:p>276,923076923077</text:p>
          </table:table-cell>
          <table:table-cell table:number-columns-repeated="1019"/>
        </table:table-row>
        <table:table-row table:style-name="ro2">
          <table:table-cell table:style-name="Note" office:value-type="float" office:value="65" calcext:value-type="float">
            <text:p>65</text:p>
          </table:table-cell>
          <table:table-cell table:style-name="ce9" table:formula="of:=IF([.A22]&lt;[.$B$4];[.$B$7]*[.A22]^[.$B$5];[.$B$7]*[.$B$4]^[.$B$5]+[.$B$6]*([.A22]-[.$B$4]))" office:value-type="float" office:value="325" calcext:value-type="float">
            <text:p>325</text:p>
          </table:table-cell>
          <table:table-cell table:number-columns-repeated="1019"/>
        </table:table-row>
        <table:table-row table:style-name="ro2">
          <table:table-cell table:style-name="Note" office:value-type="float" office:value="70" calcext:value-type="float">
            <text:p>70</text:p>
          </table:table-cell>
          <table:table-cell table:style-name="ce9" table:formula="of:=IF([.A23]&lt;[.$B$4];[.$B$7]*[.A23]^[.$B$5];[.$B$7]*[.$B$4]^[.$B$5]+[.$B$6]*([.A23]-[.$B$4]))" office:value-type="float" office:value="375" calcext:value-type="float">
            <text:p>375</text:p>
          </table:table-cell>
          <table:table-cell table:number-columns-repeated="1019"/>
        </table:table-row>
        <table:table-row table:style-name="ro2">
          <table:table-cell table:style-name="Note" office:value-type="float" office:value="75" calcext:value-type="float">
            <text:p>75</text:p>
          </table:table-cell>
          <table:table-cell table:style-name="ce9" table:formula="of:=IF([.A24]&lt;[.$B$4];[.$B$7]*[.A24]^[.$B$5];[.$B$7]*[.$B$4]^[.$B$5]+[.$B$6]*([.A24]-[.$B$4]))" office:value-type="float" office:value="425" calcext:value-type="float">
            <text:p>425</text:p>
          </table:table-cell>
          <table:table-cell table:number-columns-repeated="1019"/>
        </table:table-row>
        <table:table-row table:style-name="ro2">
          <table:table-cell table:style-name="Bad" office:value-type="float" office:value="80" calcext:value-type="float">
            <text:p>80</text:p>
          </table:table-cell>
          <table:table-cell table:style-name="ce9" table:formula="of:=IF([.A25]&lt;[.$B$4];[.$B$7]*[.A25]^[.$B$5];[.$B$7]*[.$B$4]^[.$B$5]+[.$B$6]*([.A25]-[.$B$4]))" office:value-type="float" office:value="475" calcext:value-type="float">
            <text:p>475</text:p>
          </table:table-cell>
          <table:table-cell table:number-columns-repeated="1019"/>
        </table:table-row>
        <table:table-row table:style-name="ro2">
          <table:table-cell table:style-name="Bad" office:value-type="float" office:value="85" calcext:value-type="float">
            <text:p>85</text:p>
          </table:table-cell>
          <table:table-cell table:style-name="ce9" table:formula="of:=IF([.A26]&lt;[.$B$4];[.$B$7]*[.A26]^[.$B$5];[.$B$7]*[.$B$4]^[.$B$5]+[.$B$6]*([.A26]-[.$B$4]))" office:value-type="float" office:value="525" calcext:value-type="float">
            <text:p>525</text:p>
          </table:table-cell>
          <table:table-cell table:number-columns-repeated="1019"/>
        </table:table-row>
        <table:table-row table:style-name="ro2">
          <table:table-cell table:style-name="ce15" office:value-type="float" office:value="90" calcext:value-type="float">
            <text:p>90</text:p>
          </table:table-cell>
          <table:table-cell table:style-name="ce9" table:formula="of:=IF([.A27]&lt;[.$B$4];[.$B$7]*[.A27]^[.$B$5];[.$B$7]*[.$B$4]^[.$B$5]+[.$B$6]*([.A27]-[.$B$4]))" office:value-type="float" office:value="575" calcext:value-type="float">
            <text:p>575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ce15" office:value-type="float" office:value="95" calcext:value-type="float">
            <text:p>95</text:p>
          </table:table-cell>
          <table:table-cell table:style-name="ce9" table:formula="of:=IF([.A28]&lt;[.$B$4];[.$B$7]*[.A28]^[.$B$5];[.$B$7]*[.$B$4]^[.$B$5]+[.$B$6]*([.A28]-[.$B$4]))" office:value-type="float" office:value="625" calcext:value-type="float">
            <text:p>625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ce15" office:value-type="float" office:value="100" calcext:value-type="float">
            <text:p>100</text:p>
          </table:table-cell>
          <table:table-cell table:style-name="ce9" table:formula="of:=IF([.A29]&lt;[.$B$4];[.$B$7]*[.A29]^[.$B$5];[.$B$7]*[.$B$4]^[.$B$5]+[.$B$6]*([.A29]-[.$B$4]))" office:value-type="float" office:value="675" calcext:value-type="float">
            <text:p>675</text:p>
          </table:table-cell>
          <table:table-cell table:style-name="ce19"/>
          <table:table-cell table:number-columns-repeated="1018"/>
        </table:table-row>
        <table:table-row table:style-name="ro2">
          <table:table-cell table:style-name="ce15" office:value-type="float" office:value="110" calcext:value-type="float">
            <text:p>110</text:p>
          </table:table-cell>
          <table:table-cell table:style-name="ce9" table:formula="of:=IF([.A30]&lt;[.$B$4];[.$B$7]*[.A30]^[.$B$5];[.$B$7]*[.$B$4]^[.$B$5]+[.$B$6]*([.A30]-[.$B$4]))" office:value-type="float" office:value="775" calcext:value-type="float">
            <text:p>775</text:p>
          </table:table-cell>
          <table:table-cell table:number-columns-repeated="1019"/>
        </table:table-row>
        <table:table-row table:style-name="ro2">
          <table:table-cell table:style-name="ce15" office:value-type="float" office:value="120" calcext:value-type="float">
            <text:p>120</text:p>
          </table:table-cell>
          <table:table-cell table:style-name="ce9" table:formula="of:=IF([.A31]&lt;[.$B$4];[.$B$7]*[.A31]^[.$B$5];[.$B$7]*[.$B$4]^[.$B$5]+[.$B$6]*([.A31]-[.$B$4]))" office:value-type="float" office:value="875" calcext:value-type="float">
            <text:p>875</text:p>
          </table:table-cell>
          <table:table-cell table:number-columns-repeated="1019"/>
        </table:table-row>
        <table:table-row table:style-name="ro2">
          <table:table-cell table:style-name="ce15" office:value-type="float" office:value="130" calcext:value-type="float">
            <text:p>130</text:p>
          </table:table-cell>
          <table:table-cell table:style-name="ce9" table:formula="of:=IF([.A32]&lt;[.$B$4];[.$B$7]*[.A32]^[.$B$5];[.$B$7]*[.$B$4]^[.$B$5]+[.$B$6]*([.A32]-[.$B$4]))" office:value-type="float" office:value="975" calcext:value-type="float">
            <text:p>975</text:p>
          </table:table-cell>
          <table:table-cell table:number-columns-repeated="1019"/>
        </table:table-row>
        <table:table-row table:style-name="ro2">
          <table:table-cell table:style-name="ce15" office:value-type="float" office:value="140" calcext:value-type="float">
            <text:p>140</text:p>
          </table:table-cell>
          <table:table-cell table:style-name="ce9" table:formula="of:=IF([.A33]&lt;[.$B$4];[.$B$7]*[.A33]^[.$B$5];[.$B$7]*[.$B$4]^[.$B$5]+[.$B$6]*([.A33]-[.$B$4]))" office:value-type="float" office:value="1075" calcext:value-type="float">
            <text:p>1075</text:p>
          </table:table-cell>
          <table:table-cell table:number-columns-repeated="1019"/>
        </table:table-row>
        <table:table-row table:style-name="ro2">
          <table:table-cell table:style-name="ce15" office:value-type="float" office:value="150" calcext:value-type="float">
            <text:p>150</text:p>
          </table:table-cell>
          <table:table-cell table:style-name="ce9" table:formula="of:=IF([.A34]&lt;[.$B$4];[.$B$7]*[.A34]^[.$B$5];[.$B$7]*[.$B$4]^[.$B$5]+[.$B$6]*([.A34]-[.$B$4]))" office:value-type="float" office:value="1175" calcext:value-type="float">
            <text:p>1175</text:p>
          </table:table-cell>
          <table:table-cell table:number-columns-repeated="1019"/>
        </table:table-row>
        <table:table-row table:style-name="ro2">
          <table:table-cell table:style-name="ce15" office:value-type="float" office:value="160" calcext:value-type="float">
            <text:p>160</text:p>
          </table:table-cell>
          <table:table-cell table:style-name="ce9" table:formula="of:=IF([.A35]&lt;[.$B$4];[.$B$7]*[.A35]^[.$B$5];[.$B$7]*[.$B$4]^[.$B$5]+[.$B$6]*([.A35]-[.$B$4]))" office:value-type="float" office:value="1275" calcext:value-type="float">
            <text:p>1275</text:p>
          </table:table-cell>
          <table:table-cell table:number-columns-repeated="1019"/>
        </table:table-row>
        <table:table-row table:style-name="ro2">
          <table:table-cell table:style-name="ce15" office:value-type="float" office:value="170" calcext:value-type="float">
            <text:p>170</text:p>
          </table:table-cell>
          <table:table-cell table:style-name="ce9" table:formula="of:=IF([.A36]&lt;[.$B$4];[.$B$7]*[.A36]^[.$B$5];[.$B$7]*[.$B$4]^[.$B$5]+[.$B$6]*([.A36]-[.$B$4]))" office:value-type="float" office:value="1375" calcext:value-type="float">
            <text:p>1375</text:p>
          </table:table-cell>
          <table:table-cell table:number-columns-repeated="1019"/>
        </table:table-row>
        <table:table-row table:style-name="ro2">
          <table:table-cell table:style-name="ce15" office:value-type="float" office:value="180" calcext:value-type="float">
            <text:p>180</text:p>
          </table:table-cell>
          <table:table-cell table:style-name="ce9" table:formula="of:=IF([.A37]&lt;[.$B$4];[.$B$7]*[.A37]^[.$B$5];[.$B$7]*[.$B$4]^[.$B$5]+[.$B$6]*([.A37]-[.$B$4]))" office:value-type="float" office:value="1475" calcext:value-type="float">
            <text:p>1475</text:p>
          </table:table-cell>
          <table:table-cell table:number-columns-repeated="1019"/>
        </table:table-row>
        <table:table-row table:style-name="ro2" table:number-rows-repeated="1048538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Sheet1.B9:Sheet1.B37 Sheet1.F9:Sheet1.F15">
            <calcext:condition calcext:apply-style-name="Good" calcext:value="between(0,10)" calcext:base-cell-address="Sheet1.B9"/>
          </calcext:conditional-format>
          <calcext:conditional-format calcext:target-range-address="Sheet1.B9:Sheet1.B37 Sheet1.I9:Sheet1.J11 Sheet1.F9:Sheet1.F15 Sheet1.I12:Sheet1.I12">
            <calcext:condition calcext:apply-style-name="Good" calcext:value="between(0,10)" calcext:base-cell-address="Sheet1.B9"/>
            <calcext:condition calcext:apply-style-name="Note" calcext:value="between(10,100)" calcext:base-cell-address="Sheet1.B9"/>
            <calcext:condition calcext:apply-style-name="Bad" calcext:value="between(100,1000)" calcext:base-cell-address="Sheet1.B9"/>
            <calcext:condition calcext:apply-style-name="Error" calcext:value="&gt;1000" calcext:base-cell-address="Sheet1.B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.00.0000</text:date>, <text:time style:data-style-name="N2" text:time-value="08:24:20.0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4T15:21:03.264000000</meta:creation-date>
    <dc:date>2025-06-27T14:03:43.042000000</dc:date>
    <meta:editing-duration>P2DT3H58M41S</meta:editing-duration>
    <meta:editing-cycles>28</meta:editing-cycles>
    <meta:generator>LibreOffice/7.3.3.2$Windows_X86_64 LibreOffice_project/d1d0ea68f081ee2800a922cac8f79445e4603348</meta:generator>
    <dc:creator>Nejc Jurkovic</dc:creator>
    <meta:document-statistic meta:table-count="1" meta:cell-count="115" meta:object-count="0"/>
  </office:meta>
</office:document-meta>
</file>